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85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46.6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 ASTEROIDS</text:p>
          </table:table-cell>
          <table:table-cell office:value-type="string" calcext:value-type="string">
            <text:p>NUMBER ITERATIONS</text:p>
          </table:table-cell>
          <table:table-cell office:value-type="string" calcext:value-type="string">
            <text:p>NUMBER PLANET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IME ITERATION 1</text:p>
          </table:table-cell>
          <table:table-cell office:value-type="string" calcext:value-type="string">
            <text:p>TIME ITERATION 2</text:p>
          </table:table-cell>
          <table:table-cell office:value-type="string" calcext:value-type="string">
            <text:p>TIME ITERATION 3</text:p>
          </table:table-cell>
          <table:table-cell office:value-type="string" calcext:value-type="string">
            <text:p>TIME ITERATION 4</text:p>
          </table:table-cell>
          <table:table-cell office:value-type="string" calcext:value-type="string">
            <text:p>TIME ITERATION 5</text:p>
          </table:table-cell>
          <table:table-cell office:value-type="string" calcext:value-type="string">
            <text:p>TIME ITERATION 6</text:p>
          </table:table-cell>
          <table:table-cell office:value-type="string" calcext:value-type="string">
            <text:p>TIME ITERATION 7</text:p>
          </table:table-cell>
          <table:table-cell office:value-type="string" calcext:value-type="string">
            <text:p>TIME ITERATION 8</text:p>
          </table:table-cell>
          <table:table-cell office:value-type="string" calcext:value-type="string">
            <text:p>TIME ITERATION 9</text:p>
          </table:table-cell>
          <table:table-cell office:value-type="string" calcext:value-type="string">
            <text:p>TIME ITERATION 10</text:p>
          </table:table-cell>
          <table:table-cell office:value-type="string" calcext:value-type="string">
            <text:p>MEAN OF 10 ITERATION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043614" calcext:value-type="float">
            <text:p>2043614</text:p>
          </table:table-cell>
          <table:table-cell office:value-type="float" office:value="2040734" calcext:value-type="float">
            <text:p>2040734</text:p>
          </table:table-cell>
          <table:table-cell office:value-type="float" office:value="2038871" calcext:value-type="float">
            <text:p>2038871</text:p>
          </table:table-cell>
          <table:table-cell office:value-type="float" office:value="2055272" calcext:value-type="float">
            <text:p>2055272</text:p>
          </table:table-cell>
          <table:table-cell office:value-type="float" office:value="2067618" calcext:value-type="float">
            <text:p>2067618</text:p>
          </table:table-cell>
          <table:table-cell office:value-type="float" office:value="2055872" calcext:value-type="float">
            <text:p>2055872</text:p>
          </table:table-cell>
          <table:table-cell office:value-type="float" office:value="2084869" calcext:value-type="float">
            <text:p>2084869</text:p>
          </table:table-cell>
          <table:table-cell office:value-type="float" office:value="1016792" calcext:value-type="float">
            <text:p>1016792</text:p>
          </table:table-cell>
          <table:table-cell office:value-type="float" office:value="183999" calcext:value-type="float">
            <text:p>183999</text:p>
          </table:table-cell>
          <table:table-cell office:value-type="float" office:value="2015953" calcext:value-type="float">
            <text:p>2015953</text:p>
          </table:table-cell>
          <table:table-cell office:value-type="float" office:value="1760359.4" calcext:value-type="float">
            <text:p>1760359,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070051" calcext:value-type="float">
            <text:p>4070051</text:p>
          </table:table-cell>
          <table:table-cell office:value-type="float" office:value="4067511" calcext:value-type="float">
            <text:p>4067511</text:p>
          </table:table-cell>
          <table:table-cell office:value-type="float" office:value="4062265" calcext:value-type="float">
            <text:p>4062265</text:p>
          </table:table-cell>
          <table:table-cell office:value-type="float" office:value="4330471" calcext:value-type="float">
            <text:p>4330471</text:p>
          </table:table-cell>
          <table:table-cell office:value-type="float" office:value="4047916" calcext:value-type="float">
            <text:p>4047916</text:p>
          </table:table-cell>
          <table:table-cell office:value-type="float" office:value="4025362" calcext:value-type="float">
            <text:p>4025362</text:p>
          </table:table-cell>
          <table:table-cell office:value-type="float" office:value="4021656" calcext:value-type="float">
            <text:p>4021656</text:p>
          </table:table-cell>
          <table:table-cell office:value-type="float" office:value="4022705" calcext:value-type="float">
            <text:p>4022705</text:p>
          </table:table-cell>
          <table:table-cell office:value-type="float" office:value="4025351" calcext:value-type="float">
            <text:p>4025351</text:p>
          </table:table-cell>
          <table:table-cell office:value-type="float" office:value="4019363" calcext:value-type="float">
            <text:p>4019363</text:p>
          </table:table-cell>
          <table:table-cell office:value-type="float" office:value="4069265" calcext:value-type="float">
            <text:p>40692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006536" calcext:value-type="float">
            <text:p>8006536</text:p>
          </table:table-cell>
          <table:table-cell office:value-type="float" office:value="8096964" calcext:value-type="float">
            <text:p>8096964</text:p>
          </table:table-cell>
          <table:table-cell office:value-type="float" office:value="8096837" calcext:value-type="float">
            <text:p>8096837</text:p>
          </table:table-cell>
          <table:table-cell office:value-type="float" office:value="8133169" calcext:value-type="float">
            <text:p>8133169</text:p>
          </table:table-cell>
          <table:table-cell office:value-type="float" office:value="8133822" calcext:value-type="float">
            <text:p>8133822</text:p>
          </table:table-cell>
          <table:table-cell office:value-type="float" office:value="8169414" calcext:value-type="float">
            <text:p>8169414</text:p>
          </table:table-cell>
          <table:table-cell office:value-type="float" office:value="8132869" calcext:value-type="float">
            <text:p>8132869</text:p>
          </table:table-cell>
          <table:table-cell office:value-type="float" office:value="8072590" calcext:value-type="float">
            <text:p>8072590</text:p>
          </table:table-cell>
          <table:table-cell office:value-type="float" office:value="8105326" calcext:value-type="float">
            <text:p>8105326</text:p>
          </table:table-cell>
          <table:table-cell office:value-type="float" office:value="8001923" calcext:value-type="float">
            <text:p>8001923</text:p>
          </table:table-cell>
          <table:table-cell office:value-type="float" office:value="8094945" calcext:value-type="float">
            <text:p>809494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6937899" calcext:value-type="float">
            <text:p>6937899</text:p>
          </table:table-cell>
          <table:table-cell office:value-type="float" office:value="7070608" calcext:value-type="float">
            <text:p>7070608</text:p>
          </table:table-cell>
          <table:table-cell office:value-type="float" office:value="6878548" calcext:value-type="float">
            <text:p>6878548</text:p>
          </table:table-cell>
          <table:table-cell office:value-type="float" office:value="6887536" calcext:value-type="float">
            <text:p>6887536</text:p>
          </table:table-cell>
          <table:table-cell office:value-type="float" office:value="7005944" calcext:value-type="float">
            <text:p>7005944</text:p>
          </table:table-cell>
          <table:table-cell office:value-type="float" office:value="7105239" calcext:value-type="float">
            <text:p>7105239</text:p>
          </table:table-cell>
          <table:table-cell office:value-type="float" office:value="7051001" calcext:value-type="float">
            <text:p>7051001</text:p>
          </table:table-cell>
          <table:table-cell office:value-type="float" office:value="7109229" calcext:value-type="float">
            <text:p>7109229</text:p>
          </table:table-cell>
          <table:table-cell office:value-type="float" office:value="6923373" calcext:value-type="float">
            <text:p>6923373</text:p>
          </table:table-cell>
          <table:table-cell office:value-type="float" office:value="6972675" calcext:value-type="float">
            <text:p>6972675</text:p>
          </table:table-cell>
          <table:table-cell office:value-type="float" office:value="6994205.2" calcext:value-type="float">
            <text:p>6994205,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14064289" calcext:value-type="float">
            <text:p>14064289</text:p>
          </table:table-cell>
          <table:table-cell office:value-type="float" office:value="13688072" calcext:value-type="float">
            <text:p>13688072</text:p>
          </table:table-cell>
          <table:table-cell office:value-type="float" office:value="13723114" calcext:value-type="float">
            <text:p>13723114</text:p>
          </table:table-cell>
          <table:table-cell office:value-type="float" office:value="13768391" calcext:value-type="float">
            <text:p>13768391</text:p>
          </table:table-cell>
          <table:table-cell office:value-type="float" office:value="13719409" calcext:value-type="float">
            <text:p>13719409</text:p>
          </table:table-cell>
          <table:table-cell office:value-type="float" office:value="13695105" calcext:value-type="float">
            <text:p>13695105</text:p>
          </table:table-cell>
          <table:table-cell office:value-type="float" office:value="13693344" calcext:value-type="float">
            <text:p>13693344</text:p>
          </table:table-cell>
          <table:table-cell office:value-type="float" office:value="13672587" calcext:value-type="float">
            <text:p>13672587</text:p>
          </table:table-cell>
          <table:table-cell office:value-type="float" office:value="13714953" calcext:value-type="float">
            <text:p>13714953</text:p>
          </table:table-cell>
          <table:table-cell office:value-type="float" office:value="13890733" calcext:value-type="float">
            <text:p>13890733</text:p>
          </table:table-cell>
          <table:table-cell office:value-type="float" office:value="13762999.7" calcext:value-type="float">
            <text:p>13762999,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27375784" calcext:value-type="float">
            <text:p>27375784</text:p>
          </table:table-cell>
          <table:table-cell office:value-type="float" office:value="27336780" calcext:value-type="float">
            <text:p>27336780</text:p>
          </table:table-cell>
          <table:table-cell office:value-type="float" office:value="27354144" calcext:value-type="float">
            <text:p>27354144</text:p>
          </table:table-cell>
          <table:table-cell office:value-type="float" office:value="27354808" calcext:value-type="float">
            <text:p>27354808</text:p>
          </table:table-cell>
          <table:table-cell office:value-type="float" office:value="27277362" calcext:value-type="float">
            <text:p>27277362</text:p>
          </table:table-cell>
          <table:table-cell office:value-type="float" office:value="27307580" calcext:value-type="float">
            <text:p>27307580</text:p>
          </table:table-cell>
          <table:table-cell office:value-type="float" office:value="27617220" calcext:value-type="float">
            <text:p>27617220</text:p>
          </table:table-cell>
          <table:table-cell office:value-type="float" office:value="27391138" calcext:value-type="float">
            <text:p>27391138</text:p>
          </table:table-cell>
          <table:table-cell office:value-type="float" office:value="27634520" calcext:value-type="float">
            <text:p>27634520</text:p>
          </table:table-cell>
          <table:table-cell office:value-type="float" office:value="27804280" calcext:value-type="float">
            <text:p>27804280</text:p>
          </table:table-cell>
          <table:table-cell office:value-type="float" office:value="27445361.6" calcext:value-type="float">
            <text:p>27445361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_16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115303" calcext:value-type="float">
            <text:p>2115303</text:p>
          </table:table-cell>
          <table:table-cell office:value-type="float" office:value="2088706" calcext:value-type="float">
            <text:p>2088706</text:p>
          </table:table-cell>
          <table:table-cell office:value-type="float" office:value="2088207" calcext:value-type="float">
            <text:p>2088207</text:p>
          </table:table-cell>
          <table:table-cell office:value-type="float" office:value="2122393" calcext:value-type="float">
            <text:p>2122393</text:p>
          </table:table-cell>
          <table:table-cell office:value-type="float" office:value="2071346" calcext:value-type="float">
            <text:p>2071346</text:p>
          </table:table-cell>
          <table:table-cell office:value-type="float" office:value="2057036" calcext:value-type="float">
            <text:p>2057036</text:p>
          </table:table-cell>
          <table:table-cell office:value-type="float" office:value="2083039" calcext:value-type="float">
            <text:p>2083039</text:p>
          </table:table-cell>
          <table:table-cell office:value-type="float" office:value="2058899" calcext:value-type="float">
            <text:p>2058899</text:p>
          </table:table-cell>
          <table:table-cell office:value-type="float" office:value="2062673" calcext:value-type="float">
            <text:p>2062673</text:p>
          </table:table-cell>
          <table:table-cell office:value-type="float" office:value="2069697" calcext:value-type="float">
            <text:p>2069697</text:p>
          </table:table-cell>
          <table:table-cell office:value-type="float" office:value="2081729.9" calcext:value-type="float">
            <text:p>2081729,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115236" calcext:value-type="float">
            <text:p>4115236</text:p>
          </table:table-cell>
          <table:table-cell office:value-type="float" office:value="4054256" calcext:value-type="float">
            <text:p>4054256</text:p>
          </table:table-cell>
          <table:table-cell office:value-type="float" office:value="4065167" calcext:value-type="float">
            <text:p>4065167</text:p>
          </table:table-cell>
          <table:table-cell office:value-type="float" office:value="4082984" calcext:value-type="float">
            <text:p>4082984</text:p>
          </table:table-cell>
          <table:table-cell office:value-type="float" office:value="5117993" calcext:value-type="float">
            <text:p>5117993</text:p>
          </table:table-cell>
          <table:table-cell office:value-type="float" office:value="4228372" calcext:value-type="float">
            <text:p>4228372</text:p>
          </table:table-cell>
          <table:table-cell office:value-type="float" office:value="4060839" calcext:value-type="float">
            <text:p>4060839</text:p>
          </table:table-cell>
          <table:table-cell office:value-type="float" office:value="4103791" calcext:value-type="float">
            <text:p>4103791</text:p>
          </table:table-cell>
          <table:table-cell office:value-type="float" office:value="4090022" calcext:value-type="float">
            <text:p>4090022</text:p>
          </table:table-cell>
          <table:table-cell office:value-type="float" office:value="4089197" calcext:value-type="float">
            <text:p>4089197</text:p>
          </table:table-cell>
          <table:table-cell office:value-type="float" office:value="4200785.7" calcext:value-type="float">
            <text:p>4200785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159853" calcext:value-type="float">
            <text:p>8159853</text:p>
          </table:table-cell>
          <table:table-cell office:value-type="float" office:value="8135781" calcext:value-type="float">
            <text:p>8135781</text:p>
          </table:table-cell>
          <table:table-cell office:value-type="float" office:value="8169405" calcext:value-type="float">
            <text:p>8169405</text:p>
          </table:table-cell>
          <table:table-cell office:value-type="float" office:value="8151864" calcext:value-type="float">
            <text:p>8151864</text:p>
          </table:table-cell>
          <table:table-cell office:value-type="float" office:value="8175825" calcext:value-type="float">
            <text:p>8175825</text:p>
          </table:table-cell>
          <table:table-cell office:value-type="float" office:value="8164176" calcext:value-type="float">
            <text:p>8164176</text:p>
          </table:table-cell>
          <table:table-cell office:value-type="float" office:value="8130681" calcext:value-type="float">
            <text:p>8130681</text:p>
          </table:table-cell>
          <table:table-cell office:value-type="float" office:value="8132423" calcext:value-type="float">
            <text:p>8132423</text:p>
          </table:table-cell>
          <table:table-cell office:value-type="float" office:value="8627454" calcext:value-type="float">
            <text:p>8627454</text:p>
          </table:table-cell>
          <table:table-cell office:value-type="float" office:value="8172680" calcext:value-type="float">
            <text:p>8172680</text:p>
          </table:table-cell>
          <table:table-cell office:value-type="float" office:value="8202014.2" calcext:value-type="float">
            <text:p>8202014,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7143175" calcext:value-type="float">
            <text:p>7143175</text:p>
          </table:table-cell>
          <table:table-cell office:value-type="float" office:value="7129116" calcext:value-type="float">
            <text:p>7129116</text:p>
          </table:table-cell>
          <table:table-cell office:value-type="float" office:value="7131424" calcext:value-type="float">
            <text:p>7131424</text:p>
          </table:table-cell>
          <table:table-cell office:value-type="float" office:value="7195437" calcext:value-type="float">
            <text:p>7195437</text:p>
          </table:table-cell>
          <table:table-cell office:value-type="float" office:value="7212330" calcext:value-type="float">
            <text:p>7212330</text:p>
          </table:table-cell>
          <table:table-cell office:value-type="float" office:value="7332695" calcext:value-type="float">
            <text:p>7332695</text:p>
          </table:table-cell>
          <table:table-cell office:value-type="float" office:value="7273819" calcext:value-type="float">
            <text:p>7273819</text:p>
          </table:table-cell>
          <table:table-cell office:value-type="float" office:value="7656817" calcext:value-type="float">
            <text:p>7656817</text:p>
          </table:table-cell>
          <table:table-cell office:value-type="float" office:value="7217514" calcext:value-type="float">
            <text:p>7217514</text:p>
          </table:table-cell>
          <table:table-cell office:value-type="float" office:value="7325044" calcext:value-type="float">
            <text:p>7325044</text:p>
          </table:table-cell>
          <table:table-cell office:value-type="float" office:value="7261737.1" calcext:value-type="float">
            <text:p>7261737,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14338497" calcext:value-type="float">
            <text:p>14338497</text:p>
          </table:table-cell>
          <table:table-cell office:value-type="float" office:value="14438543" calcext:value-type="float">
            <text:p>14438543</text:p>
          </table:table-cell>
          <table:table-cell office:value-type="float" office:value="14482604" calcext:value-type="float">
            <text:p>14482604</text:p>
          </table:table-cell>
          <table:table-cell office:value-type="float" office:value="14433316" calcext:value-type="float">
            <text:p>14433316</text:p>
          </table:table-cell>
          <table:table-cell office:value-type="float" office:value="14228113" calcext:value-type="float">
            <text:p>14228113</text:p>
          </table:table-cell>
          <table:table-cell office:value-type="float" office:value="14096401" calcext:value-type="float">
            <text:p>14096401</text:p>
          </table:table-cell>
          <table:table-cell office:value-type="float" office:value="14218312" calcext:value-type="float">
            <text:p>14218312</text:p>
          </table:table-cell>
          <table:table-cell office:value-type="float" office:value="14085119" calcext:value-type="float">
            <text:p>14085119</text:p>
          </table:table-cell>
          <table:table-cell office:value-type="float" office:value="13951953" calcext:value-type="float">
            <text:p>13951953</text:p>
          </table:table-cell>
          <table:table-cell office:value-type="float" office:value="14104109" calcext:value-type="float">
            <text:p>14104109</text:p>
          </table:table-cell>
          <table:table-cell office:value-type="float" office:value="14237696.7" calcext:value-type="float">
            <text:p>14237696,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office:value-type="float" office:value="28966420" calcext:value-type="float">
            <text:p>28966420</text:p>
          </table:table-cell>
          <table:table-cell office:value-type="float" office:value="28029464" calcext:value-type="float">
            <text:p>28029464</text:p>
          </table:table-cell>
          <table:table-cell office:value-type="float" office:value="27814332" calcext:value-type="float">
            <text:p>27814332</text:p>
          </table:table-cell>
          <table:table-cell office:value-type="float" office:value="28145760" calcext:value-type="float">
            <text:p>28145760</text:p>
          </table:table-cell>
          <table:table-cell office:value-type="float" office:value="28723380" calcext:value-type="float">
            <text:p>28723380</text:p>
          </table:table-cell>
          <table:table-cell office:value-type="float" office:value="27924240" calcext:value-type="float">
            <text:p>27924240</text:p>
          </table:table-cell>
          <table:table-cell office:value-type="float" office:value="27990638" calcext:value-type="float">
            <text:p>27990638</text:p>
          </table:table-cell>
          <table:table-cell office:value-type="float" office:value="28078572" calcext:value-type="float">
            <text:p>28078572</text:p>
          </table:table-cell>
          <table:table-cell office:value-type="float" office:value="27942104" calcext:value-type="float">
            <text:p>27942104</text:p>
          </table:table-cell>
          <table:table-cell office:value-type="float" office:value="27902904" calcext:value-type="float">
            <text:p>27902904</text:p>
          </table:table-cell>
          <table:table-cell office:value-type="float" office:value="281517814" calcext:value-type="float">
            <text:p>2815178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_ 8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122220" calcext:value-type="float">
            <text:p>2122220</text:p>
          </table:table-cell>
          <table:table-cell office:value-type="float" office:value="2085489" calcext:value-type="float">
            <text:p>2085489</text:p>
          </table:table-cell>
          <table:table-cell office:value-type="float" office:value="2115591" calcext:value-type="float">
            <text:p>2115591</text:p>
          </table:table-cell>
          <table:table-cell office:value-type="float" office:value="2195903" calcext:value-type="float">
            <text:p>2195903</text:p>
          </table:table-cell>
          <table:table-cell office:value-type="float" office:value="2115092" calcext:value-type="float">
            <text:p>2115092</text:p>
          </table:table-cell>
          <table:table-cell office:value-type="float" office:value="2102773" calcext:value-type="float">
            <text:p>2102773</text:p>
          </table:table-cell>
          <table:table-cell office:value-type="float" office:value="2099794" calcext:value-type="float">
            <text:p>2099794</text:p>
          </table:table-cell>
          <table:table-cell office:value-type="float" office:value="2176606" calcext:value-type="float">
            <text:p>2176606</text:p>
          </table:table-cell>
          <table:table-cell office:value-type="float" office:value="2067504" calcext:value-type="float">
            <text:p>2067504</text:p>
          </table:table-cell>
          <table:table-cell office:value-type="float" office:value="2103643" calcext:value-type="float">
            <text:p>2103643</text:p>
          </table:table-cell>
          <table:table-cell office:value-type="float" office:value="2118461.5" calcext:value-type="float">
            <text:p>2118461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370737" calcext:value-type="float">
            <text:p>4370737</text:p>
          </table:table-cell>
          <table:table-cell office:value-type="float" office:value="4269315" calcext:value-type="float">
            <text:p>4269315</text:p>
          </table:table-cell>
          <table:table-cell office:value-type="float" office:value="4163760" calcext:value-type="float">
            <text:p>4163760</text:p>
          </table:table-cell>
          <table:table-cell office:value-type="float" office:value="4113730" calcext:value-type="float">
            <text:p>4113730</text:p>
          </table:table-cell>
          <table:table-cell office:value-type="float" office:value="4188750" calcext:value-type="float">
            <text:p>4188750</text:p>
          </table:table-cell>
          <table:table-cell office:value-type="float" office:value="4310115" calcext:value-type="float">
            <text:p>4310115</text:p>
          </table:table-cell>
          <table:table-cell office:value-type="float" office:value="4708443" calcext:value-type="float">
            <text:p>4708443</text:p>
          </table:table-cell>
          <table:table-cell office:value-type="float" office:value="4311980" calcext:value-type="float">
            <text:p>4311980</text:p>
          </table:table-cell>
          <table:table-cell office:value-type="float" office:value="4219214" calcext:value-type="float">
            <text:p>4219214</text:p>
          </table:table-cell>
          <table:table-cell office:value-type="float" office:value="4300819" calcext:value-type="float">
            <text:p>4300819</text:p>
          </table:table-cell>
          <table:table-cell office:value-type="float" office:value="4295686.3" calcext:value-type="float">
            <text:p>4295686,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453527" calcext:value-type="float">
            <text:p>8453527</text:p>
          </table:table-cell>
          <table:table-cell office:value-type="float" office:value="8268620" calcext:value-type="float">
            <text:p>8268620</text:p>
          </table:table-cell>
          <table:table-cell office:value-type="float" office:value="8296500" calcext:value-type="float">
            <text:p>8296500</text:p>
          </table:table-cell>
          <table:table-cell office:value-type="float" office:value="8516881" calcext:value-type="float">
            <text:p>8516881</text:p>
          </table:table-cell>
          <table:table-cell office:value-type="float" office:value="8472543" calcext:value-type="float">
            <text:p>8472543</text:p>
          </table:table-cell>
          <table:table-cell office:value-type="float" office:value="8404195" calcext:value-type="float">
            <text:p>8404195</text:p>
          </table:table-cell>
          <table:table-cell office:value-type="float" office:value="8533797" calcext:value-type="float">
            <text:p>8533797</text:p>
          </table:table-cell>
          <table:table-cell office:value-type="float" office:value="8354934" calcext:value-type="float">
            <text:p>8354934</text:p>
          </table:table-cell>
          <table:table-cell office:value-type="float" office:value="8365746" calcext:value-type="float">
            <text:p>8365746</text:p>
          </table:table-cell>
          <table:table-cell office:value-type="float" office:value="8328764" calcext:value-type="float">
            <text:p>8328764</text:p>
          </table:table-cell>
          <table:table-cell office:value-type="float" office:value="8399550.7" calcext:value-type="float">
            <text:p>8399550,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4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096581" calcext:value-type="float">
            <text:p>2096581</text:p>
          </table:table-cell>
          <table:table-cell office:value-type="float" office:value="2105977" calcext:value-type="float">
            <text:p>2105977</text:p>
          </table:table-cell>
          <table:table-cell office:value-type="float" office:value="2098301" calcext:value-type="float">
            <text:p>2098301</text:p>
          </table:table-cell>
          <table:table-cell office:value-type="float" office:value="2075175" calcext:value-type="float">
            <text:p>2075175</text:p>
          </table:table-cell>
          <table:table-cell office:value-type="float" office:value="2067589" calcext:value-type="float">
            <text:p>2067589</text:p>
          </table:table-cell>
          <table:table-cell office:value-type="float" office:value="2145684" calcext:value-type="float">
            <text:p>2145684</text:p>
          </table:table-cell>
          <table:table-cell office:value-type="float" office:value="2195958" calcext:value-type="float">
            <text:p>2195958</text:p>
          </table:table-cell>
          <table:table-cell office:value-type="float" office:value="2119516" calcext:value-type="float">
            <text:p>2119516</text:p>
          </table:table-cell>
          <table:table-cell office:value-type="float" office:value="2122285" calcext:value-type="float">
            <text:p>2122285</text:p>
          </table:table-cell>
          <table:table-cell office:value-type="float" office:value="2114803" calcext:value-type="float">
            <text:p>2114803</text:p>
          </table:table-cell>
          <table:table-cell office:value-type="float" office:value="2114186.9" calcext:value-type="float">
            <text:p>2114186,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177819" calcext:value-type="float">
            <text:p>4177819</text:p>
          </table:table-cell>
          <table:table-cell office:value-type="float" office:value="4162045" calcext:value-type="float">
            <text:p>4162045</text:p>
          </table:table-cell>
          <table:table-cell office:value-type="float" office:value="4114422" calcext:value-type="float">
            <text:p>4114422</text:p>
          </table:table-cell>
          <table:table-cell office:value-type="float" office:value="4079101" calcext:value-type="float">
            <text:p>4079101</text:p>
          </table:table-cell>
          <table:table-cell office:value-type="float" office:value="4091910" calcext:value-type="float">
            <text:p>4091910</text:p>
          </table:table-cell>
          <table:table-cell office:value-type="float" office:value="4129796" calcext:value-type="float">
            <text:p>4129796</text:p>
          </table:table-cell>
          <table:table-cell office:value-type="float" office:value="4119788" calcext:value-type="float">
            <text:p>4119788</text:p>
          </table:table-cell>
          <table:table-cell office:value-type="float" office:value="4132446" calcext:value-type="float">
            <text:p>4132446</text:p>
          </table:table-cell>
          <table:table-cell office:value-type="float" office:value="4098075" calcext:value-type="float">
            <text:p>4098075</text:p>
          </table:table-cell>
          <table:table-cell office:value-type="float" office:value="4123911" calcext:value-type="float">
            <text:p>4123911</text:p>
          </table:table-cell>
          <table:table-cell office:value-type="float" office:value="4122931.3" calcext:value-type="float">
            <text:p>4122931,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300173" calcext:value-type="float">
            <text:p>8300173</text:p>
          </table:table-cell>
          <table:table-cell office:value-type="float" office:value="8503144" calcext:value-type="float">
            <text:p>8503144</text:p>
          </table:table-cell>
          <table:table-cell office:value-type="float" office:value="8363731" calcext:value-type="float">
            <text:p>8363731</text:p>
          </table:table-cell>
          <table:table-cell office:value-type="float" office:value="8589529" calcext:value-type="float">
            <text:p>8589529</text:p>
          </table:table-cell>
          <table:table-cell office:value-type="float" office:value="8464618" calcext:value-type="float">
            <text:p>8464618</text:p>
          </table:table-cell>
          <table:table-cell office:value-type="float" office:value="8445691" calcext:value-type="float">
            <text:p>8445691</text:p>
          </table:table-cell>
          <table:table-cell office:value-type="float" office:value="8483932" calcext:value-type="float">
            <text:p>8483932</text:p>
          </table:table-cell>
          <table:table-cell office:value-type="float" office:value="8439430" calcext:value-type="float">
            <text:p>8439430</text:p>
          </table:table-cell>
          <table:table-cell office:value-type="float" office:value="8426869" calcext:value-type="float">
            <text:p>8426869</text:p>
          </table:table-cell>
          <table:table-cell office:value-type="float" office:value="8544055" calcext:value-type="float">
            <text:p>8544055</text:p>
          </table:table-cell>
          <table:table-cell office:value-type="float" office:value="8456117.2" calcext:value-type="float">
            <text:p>8456117,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2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097494" calcext:value-type="float">
            <text:p>2097494</text:p>
          </table:table-cell>
          <table:table-cell office:value-type="float" office:value="2128774" calcext:value-type="float">
            <text:p>2128774</text:p>
          </table:table-cell>
          <table:table-cell office:value-type="float" office:value="2168262" calcext:value-type="float">
            <text:p>2168262</text:p>
          </table:table-cell>
          <table:table-cell office:value-type="float" office:value="2166009" calcext:value-type="float">
            <text:p>2166009</text:p>
          </table:table-cell>
          <table:table-cell office:value-type="float" office:value="2118618" calcext:value-type="float">
            <text:p>2118618</text:p>
          </table:table-cell>
          <table:table-cell office:value-type="float" office:value="2069276" calcext:value-type="float">
            <text:p>2069276</text:p>
          </table:table-cell>
          <table:table-cell office:value-type="float" office:value="2091609" calcext:value-type="float">
            <text:p>2091609</text:p>
          </table:table-cell>
          <table:table-cell office:value-type="float" office:value="2147958" calcext:value-type="float">
            <text:p>2147958</text:p>
          </table:table-cell>
          <table:table-cell office:value-type="float" office:value="2157038" calcext:value-type="float">
            <text:p>2157038</text:p>
          </table:table-cell>
          <table:table-cell office:value-type="float" office:value="2149436" calcext:value-type="float">
            <text:p>2149436</text:p>
          </table:table-cell>
          <table:table-cell office:value-type="float" office:value="2129447.4" calcext:value-type="float">
            <text:p>2129447,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251595" calcext:value-type="float">
            <text:p>4251595</text:p>
          </table:table-cell>
          <table:table-cell office:value-type="float" office:value="4313776" calcext:value-type="float">
            <text:p>4313776</text:p>
          </table:table-cell>
          <table:table-cell office:value-type="float" office:value="4297436" calcext:value-type="float">
            <text:p>4297436</text:p>
          </table:table-cell>
          <table:table-cell office:value-type="float" office:value="4250849" calcext:value-type="float">
            <text:p>4250849</text:p>
          </table:table-cell>
          <table:table-cell office:value-type="float" office:value="4250180" calcext:value-type="float">
            <text:p>4250180</text:p>
          </table:table-cell>
          <table:table-cell office:value-type="float" office:value="4230738" calcext:value-type="float">
            <text:p>4230738</text:p>
          </table:table-cell>
          <table:table-cell office:value-type="float" office:value="4180122" calcext:value-type="float">
            <text:p>4180122</text:p>
          </table:table-cell>
          <table:table-cell office:value-type="float" office:value="4222018" calcext:value-type="float">
            <text:p>4222018</text:p>
          </table:table-cell>
          <table:table-cell office:value-type="float" office:value="4188292" calcext:value-type="float">
            <text:p>4188292</text:p>
          </table:table-cell>
          <table:table-cell office:value-type="float" office:value="4116195" calcext:value-type="float">
            <text:p>4116195</text:p>
          </table:table-cell>
          <table:table-cell office:value-type="float" office:value="4230120.1" calcext:value-type="float">
            <text:p>4230120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191353" calcext:value-type="float">
            <text:p>8191353</text:p>
          </table:table-cell>
          <table:table-cell office:value-type="float" office:value="8366102" calcext:value-type="float">
            <text:p>8366102</text:p>
          </table:table-cell>
          <table:table-cell office:value-type="float" office:value="8416482" calcext:value-type="float">
            <text:p>8416482</text:p>
          </table:table-cell>
          <table:table-cell office:value-type="float" office:value="8277322" calcext:value-type="float">
            <text:p>8277322</text:p>
          </table:table-cell>
          <table:table-cell office:value-type="float" office:value="8152528" calcext:value-type="float">
            <text:p>8152528</text:p>
          </table:table-cell>
          <table:table-cell office:value-type="float" office:value="8460730" calcext:value-type="float">
            <text:p>8460730</text:p>
          </table:table-cell>
          <table:table-cell office:value-type="float" office:value="8870353" calcext:value-type="float">
            <text:p>8870353</text:p>
          </table:table-cell>
          <table:table-cell office:value-type="float" office:value="8460623" calcext:value-type="float">
            <text:p>8460623</text:p>
          </table:table-cell>
          <table:table-cell office:value-type="float" office:value="8263181" calcext:value-type="float">
            <text:p>8263181</text:p>
          </table:table-cell>
          <table:table-cell office:value-type="float" office:value="8567106" calcext:value-type="float">
            <text:p>8567106</text:p>
          </table:table-cell>
          <table:table-cell office:value-type="float" office:value="8402578" calcext:value-type="float">
            <text:p>84025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_ 1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2100836" calcext:value-type="float">
            <text:p>2100836</text:p>
          </table:table-cell>
          <table:table-cell office:value-type="float" office:value="2151241" calcext:value-type="float">
            <text:p>2151241</text:p>
          </table:table-cell>
          <table:table-cell office:value-type="float" office:value="2126370" calcext:value-type="float">
            <text:p>2126370</text:p>
          </table:table-cell>
          <table:table-cell office:value-type="float" office:value="2155862" calcext:value-type="float">
            <text:p>2155862</text:p>
          </table:table-cell>
          <table:table-cell office:value-type="float" office:value="2117799" calcext:value-type="float">
            <text:p>2117799</text:p>
          </table:table-cell>
          <table:table-cell office:value-type="float" office:value="2165355" calcext:value-type="float">
            <text:p>2165355</text:p>
          </table:table-cell>
          <table:table-cell office:value-type="float" office:value="2125178" calcext:value-type="float">
            <text:p>2125178</text:p>
          </table:table-cell>
          <table:table-cell office:value-type="float" office:value="2158413" calcext:value-type="float">
            <text:p>2158413</text:p>
          </table:table-cell>
          <table:table-cell office:value-type="float" office:value="2152870" calcext:value-type="float">
            <text:p>2152870</text:p>
          </table:table-cell>
          <table:table-cell office:value-type="float" office:value="2121315" calcext:value-type="float">
            <text:p>2121315</text:p>
          </table:table-cell>
          <table:table-cell office:value-type="float" office:value="2137523.9" calcext:value-type="float">
            <text:p>2137523,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4223060" calcext:value-type="float">
            <text:p>4223060</text:p>
          </table:table-cell>
          <table:table-cell office:value-type="float" office:value="4253042" calcext:value-type="float">
            <text:p>4253042</text:p>
          </table:table-cell>
          <table:table-cell office:value-type="float" office:value="4270409" calcext:value-type="float">
            <text:p>4270409</text:p>
          </table:table-cell>
          <table:table-cell office:value-type="float" office:value="4220150" calcext:value-type="float">
            <text:p>4220150</text:p>
          </table:table-cell>
          <table:table-cell office:value-type="float" office:value="4256848" calcext:value-type="float">
            <text:p>4256848</text:p>
          </table:table-cell>
          <table:table-cell office:value-type="float" office:value="4246595" calcext:value-type="float">
            <text:p>4246595</text:p>
          </table:table-cell>
          <table:table-cell office:value-type="float" office:value="4245151" calcext:value-type="float">
            <text:p>4245151</text:p>
          </table:table-cell>
          <table:table-cell office:value-type="float" office:value="4309753" calcext:value-type="float">
            <text:p>4309753</text:p>
          </table:table-cell>
          <table:table-cell office:value-type="float" office:value="4272730" calcext:value-type="float">
            <text:p>4272730</text:p>
          </table:table-cell>
          <table:table-cell office:value-type="float" office:value="4222882" calcext:value-type="float">
            <text:p>4222882</text:p>
          </table:table-cell>
          <table:table-cell office:value-type="float" office:value="4252062" calcext:value-type="float">
            <text:p>425206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8573830" calcext:value-type="float">
            <text:p>8573830</text:p>
          </table:table-cell>
          <table:table-cell office:value-type="float" office:value="8451492" calcext:value-type="float">
            <text:p>8451492</text:p>
          </table:table-cell>
          <table:table-cell office:value-type="float" office:value="9354637" calcext:value-type="float">
            <text:p>9354637</text:p>
          </table:table-cell>
          <table:table-cell office:value-type="float" office:value="8373920" calcext:value-type="float">
            <text:p>8373920</text:p>
          </table:table-cell>
          <table:table-cell office:value-type="float" office:value="8483162" calcext:value-type="float">
            <text:p>8483162</text:p>
          </table:table-cell>
          <table:table-cell office:value-type="float" office:value="8435770" calcext:value-type="float">
            <text:p>8435770</text:p>
          </table:table-cell>
          <table:table-cell office:value-type="float" office:value="8505501" calcext:value-type="float">
            <text:p>8505501</text:p>
          </table:table-cell>
          <table:table-cell office:value-type="float" office:value="8405491" calcext:value-type="float">
            <text:p>8405491</text:p>
          </table:table-cell>
          <table:table-cell office:value-type="float" office:value="8443345" calcext:value-type="float">
            <text:p>8443345</text:p>
          </table:table-cell>
          <table:table-cell office:value-type="float" office:value="8489778" calcext:value-type="float">
            <text:p>8489778</text:p>
          </table:table-cell>
          <table:table-cell office:value-type="float" office:value="8551692.6" calcext:value-type="float">
            <text:p>8551692,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8:00:31.140530213</meta:creation-date>
    <dc:date>2018-11-27T20:43:30.651369302</dc:date>
    <meta:editing-duration>PT9M45S</meta:editing-duration>
    <meta:editing-cycles>1</meta:editing-cycles>
    <meta:document-statistic meta:table-count="1" meta:cell-count="500" meta:object-count="0"/>
    <meta:generator>LibreOffice/5.2.7.2$Linux_X86_64 LibreOffice_project/20m0$Build-2</meta:generator>
  </office:meta>
</office:document-meta>
</file>